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6.925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3.4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ed4c05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sNet18</text:p>
          </table:table-cell>
          <table:table-cell office:value-type="string" calcext:value-type="string">
            <text:p>Pretrained on 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AA Linf 4/255</text:p>
          </table:table-cell>
          <table:table-cell table:style-name="ce2" office:value-type="string" calcext:value-type="string">
            <text:p>Training time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5.11" calcext:value-type="float">
            <text:p>95.11</text:p>
          </table:table-cell>
          <table:table-cell office:value-type="float" office:value="23.35" calcext:value-type="float">
            <text:p>23.35</text:p>
          </table:table-cell>
          <table:table-cell office:value-type="float" office:value="0" calcext:value-type="float">
            <text:p>0</text:p>
          </table:table-cell>
          <table:table-cell office:value-type="float" office:value="5239" calcext:value-type="float">
            <text:p>5239</text:p>
          </table:table-cell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5.13" calcext:value-type="float">
            <text:p>95.13</text:p>
          </table:table-cell>
          <table:table-cell office:value-type="float" office:value="22.18" calcext:value-type="float">
            <text:p>22.18</text:p>
          </table:table-cell>
          <table:table-cell office:value-type="float" office:value="0" calcext:value-type="float">
            <text:p>0</text:p>
          </table:table-cell>
          <table:table-cell office:value-type="float" office:value="5225" calcext:value-type="float">
            <text:p>5225</text:p>
          </table:table-cell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5.15" calcext:value-type="float">
            <text:p>95.15</text:p>
          </table:table-cell>
          <table:table-cell office:value-type="float" office:value="23.69" calcext:value-type="float">
            <text:p>23.69</text:p>
          </table:table-cell>
          <table:table-cell office:value-type="float" office:value="0" calcext:value-type="float">
            <text:p>0</text:p>
          </table:table-cell>
          <table:table-cell office:value-type="float" office:value="5308" calcext:value-type="float">
            <text:p>5308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5.1" calcext:value-type="float">
            <text:p>95.1</text:p>
          </table:table-cell>
          <table:table-cell office:value-type="float" office:value="22.46" calcext:value-type="float">
            <text:p>22.46</text:p>
          </table:table-cell>
          <table:table-cell office:value-type="float" office:value="0" calcext:value-type="float">
            <text:p>0</text:p>
          </table:table-cell>
          <table:table-cell office:value-type="float" office:value="5293" calcext:value-type="float">
            <text:p>5293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5.01" calcext:value-type="float">
            <text:p>95.01</text:p>
          </table:table-cell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  <table:table-cell office:value-type="float" office:value="5282" calcext:value-type="float">
            <text:p>5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0:.B14]);2)" office:value-type="float" office:value="95.1" calcext:value-type="float">
            <text:p>95.1</text:p>
          </table:table-cell>
          <table:table-cell table:style-name="ce3" table:formula="of:=ROUND(AVERAGE([.C10:.C14]);2)" office:value-type="float" office:value="23.09" calcext:value-type="float">
            <text:p>23.09</text:p>
          </table:table-cell>
          <table:table-cell table:style-name="ce3" table:formula="of:=ROUND(AVERAGE([.D10:.D14]);2)" office:value-type="float" office:value="0" calcext:value-type="float">
            <text:p>0</text:p>
          </table:table-cell>
          <table:table-cell table:style-name="ce3" table:formula="of:=ROUND(AVERAGE([.E10:.E14]);2)" office:value-type="float" office:value="5269.4" calcext:value-type="float">
            <text:p>526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:.B14]);2)" office:value-type="float" office:value="0.05" calcext:value-type="float">
            <text:p>0.05</text:p>
          </table:table-cell>
          <table:table-cell table:formula="of:=ROUND(STDEV([.C10:.C14]);2)" office:value-type="float" office:value="0.72" calcext:value-type="float">
            <text:p>0.72</text:p>
          </table:table-cell>
          <table:table-cell table:formula="of:=ROUND(STDEV([.D10:.D14]);2)" office:value-type="float" office:value="0" calcext:value-type="float">
            <text:p>0</text:p>
          </table:table-cell>
          <table:table-cell table:formula="of:=ROUND(STDEV([.E10:.E14]);2)" office:value-type="float" office:value="35.71" calcext:value-type="float">
            <text:p>35.7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21.14" calcext:value-type="float">
            <text:p>21.14</text:p>
          </table:table-cell>
          <table:table-cell office:value-type="float" office:value="20.68" calcext:value-type="float">
            <text:p>20.68</text:p>
          </table:table-cell>
          <table:table-cell office:value-type="float" office:value="25686" calcext:value-type="float">
            <text:p>25686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0.47" calcext:value-type="float">
            <text:p>10.47</text:p>
          </table:table-cell>
          <table:table-cell office:value-type="float" office:value="11.16" calcext:value-type="float">
            <text:p>11.16</text:p>
          </table:table-cell>
          <table:table-cell office:value-type="float" office:value="24871" calcext:value-type="float">
            <text:p>24871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2.33" calcext:value-type="float">
            <text:p>12.33</text:p>
          </table:table-cell>
          <table:table-cell office:value-type="float" office:value="10.58" calcext:value-type="float">
            <text:p>10.58</text:p>
          </table:table-cell>
          <table:table-cell office:value-type="float" office:value="24299" calcext:value-type="float">
            <text:p>24299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7.42" calcext:value-type="float">
            <text:p>17.42</text:p>
          </table:table-cell>
          <table:table-cell office:value-type="float" office:value="12.32" calcext:value-type="float">
            <text:p>12.32</text:p>
          </table:table-cell>
          <table:table-cell office:value-type="float" office:value="24679" calcext:value-type="float">
            <text:p>24679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69.43" calcext:value-type="float">
            <text:p>69.43</text:p>
          </table:table-cell>
          <table:table-cell office:value-type="float" office:value="33.15" calcext:value-type="float">
            <text:p>33.15</text:p>
          </table:table-cell>
          <table:table-cell office:value-type="float" office:value="25329" calcext:value-type="float">
            <text:p>253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6:.B30]);2)" office:value-type="float" office:value="26.16" calcext:value-type="float">
            <text:p>26.16</text:p>
          </table:table-cell>
          <table:table-cell table:style-name="ce5" table:formula="of:=ROUND(AVERAGE([.C26:.C30]);2)" office:value-type="float" office:value="17.58" calcext:value-type="float">
            <text:p>17.58</text:p>
          </table:table-cell>
          <table:table-cell table:style-name="ce5" table:formula="of:=ROUND(AVERAGE([.D26:.D30]);2)" office:value-type="float" office:value="24972.8" calcext:value-type="float">
            <text:p>2497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:.B30]);2)" office:value-type="float" office:value="24.55" calcext:value-type="float">
            <text:p>24.55</text:p>
          </table:table-cell>
          <table:table-cell table:formula="of:=ROUND(STDEV([.C26:.C30]);2)" office:value-type="float" office:value="9.62" calcext:value-type="float">
            <text:p>9.62</text:p>
          </table:table-cell>
          <table:table-cell table:formula="of:=ROUND(STDEV([.D26:.D30]);2)" office:value-type="float" office:value="544.57" calcext:value-type="float">
            <text:p>544.57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4.11" calcext:value-type="float">
            <text:p>94.11</text:p>
          </table:table-cell>
          <table:table-cell office:value-type="float" office:value="27.31" calcext:value-type="float">
            <text:p>27.31</text:p>
          </table:table-cell>
          <table:table-cell office:value-type="float" office:value="24709" calcext:value-type="float">
            <text:p>24709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27" calcext:value-type="float">
            <text:p>94.27</text:p>
          </table:table-cell>
          <table:table-cell office:value-type="float" office:value="25.95" calcext:value-type="float">
            <text:p>25.95</text:p>
          </table:table-cell>
          <table:table-cell office:value-type="float" office:value="24882" calcext:value-type="float">
            <text:p>2488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92" calcext:value-type="float">
            <text:p>94.92</text:p>
          </table:table-cell>
          <table:table-cell office:value-type="float" office:value="25.44" calcext:value-type="float">
            <text:p>25.44</text:p>
          </table:table-cell>
          <table:table-cell office:value-type="float" office:value="24318" calcext:value-type="float">
            <text:p>24318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4.51" calcext:value-type="float">
            <text:p>94.51</text:p>
          </table:table-cell>
          <table:table-cell office:value-type="float" office:value="25.5" calcext:value-type="float">
            <text:p>25.5</text:p>
          </table:table-cell>
          <table:table-cell office:value-type="float" office:value="24849" calcext:value-type="float">
            <text:p>24849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4.22" calcext:value-type="float">
            <text:p>94.22</text:p>
          </table:table-cell>
          <table:table-cell office:value-type="float" office:value="26.32" calcext:value-type="float">
            <text:p>26.32</text:p>
          </table:table-cell>
          <table:table-cell office:value-type="float" office:value="24716" calcext:value-type="float">
            <text:p>247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2:.B46]);2)" office:value-type="float" office:value="94.41" calcext:value-type="float">
            <text:p>94.41</text:p>
          </table:table-cell>
          <table:table-cell table:style-name="ce5" table:formula="of:=ROUND(AVERAGE([.C42:.C46]);2)" office:value-type="float" office:value="26.1" calcext:value-type="float">
            <text:p>26.1</text:p>
          </table:table-cell>
          <table:table-cell table:style-name="ce5" table:formula="of:=ROUND(AVERAGE([.D42:.D46]);2)" office:value-type="float" office:value="24694.8" calcext:value-type="float">
            <text:p>24694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2:.B46]);2)" office:value-type="float" office:value="0.32" calcext:value-type="float">
            <text:p>0.32</text:p>
          </table:table-cell>
          <table:table-cell table:formula="of:=ROUND(STDEV([.C42:.C46]);2)" office:value-type="float" office:value="0.76" calcext:value-type="float">
            <text:p>0.76</text:p>
          </table:table-cell>
          <table:table-cell table:formula="of:=ROUND(STDEV([.D42:.D46]);2)" office:value-type="float" office:value="224.42" calcext:value-type="float">
            <text:p>224.42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2" calcext:value-type="float">
            <text:p>0.002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93.09" calcext:value-type="float">
            <text:p>93.09</text:p>
          </table:table-cell>
          <table:table-cell office:value-type="float" office:value="28.27" calcext:value-type="float">
            <text:p>28.27</text:p>
          </table:table-cell>
          <table:table-cell office:value-type="float" office:value="25064" calcext:value-type="float">
            <text:p>25064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94.51" calcext:value-type="float">
            <text:p>94.51</text:p>
          </table:table-cell>
          <table:table-cell office:value-type="float" office:value="25.59" calcext:value-type="float">
            <text:p>25.59</text:p>
          </table:table-cell>
          <table:table-cell office:value-type="float" office:value="24493" calcext:value-type="float">
            <text:p>24493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93.68" calcext:value-type="float">
            <text:p>93.68</text:p>
          </table:table-cell>
          <table:table-cell office:value-type="float" office:value="27.78" calcext:value-type="float">
            <text:p>27.78</text:p>
          </table:table-cell>
          <table:table-cell office:value-type="float" office:value="23862" calcext:value-type="float">
            <text:p>23862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94.11" calcext:value-type="float">
            <text:p>94.11</text:p>
          </table:table-cell>
          <table:table-cell office:value-type="float" office:value="27.65" calcext:value-type="float">
            <text:p>27.65</text:p>
          </table:table-cell>
          <table:table-cell office:value-type="float" office:value="23188" calcext:value-type="float">
            <text:p>23188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93.4" calcext:value-type="float">
            <text:p>93.4</text:p>
          </table:table-cell>
          <table:table-cell office:value-type="float" office:value="29.38" calcext:value-type="float">
            <text:p>29.38</text:p>
          </table:table-cell>
          <table:table-cell office:value-type="float" office:value="22169" calcext:value-type="float">
            <text:p>22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8:.B62]);2)" office:value-type="float" office:value="93.76" calcext:value-type="float">
            <text:p>93.76</text:p>
          </table:table-cell>
          <table:table-cell table:style-name="ce5" table:formula="of:=ROUND(AVERAGE([.C58:.C62]);2)" office:value-type="float" office:value="27.73" calcext:value-type="float">
            <text:p>27.73</text:p>
          </table:table-cell>
          <table:table-cell table:style-name="ce5" table:formula="of:=ROUND(AVERAGE([.D58:.D62]);2)" office:value-type="float" office:value="23755.2" calcext:value-type="float">
            <text:p>2375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8:.B62]);2)" office:value-type="float" office:value="0.56" calcext:value-type="float">
            <text:p>0.56</text:p>
          </table:table-cell>
          <table:table-cell table:formula="of:=ROUND(STDEV([.C58:.C62]);2)" office:value-type="float" office:value="1.38" calcext:value-type="float">
            <text:p>1.38</text:p>
          </table:table-cell>
          <table:table-cell table:formula="of:=ROUND(STDEV([.D58:.D62]);2)" office:value-type="float" office:value="1129.87" calcext:value-type="float">
            <text:p>1129.87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f_(x) = soft(alpha*s(x)) with alpha.detach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3 epoc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2.62" calcext:value-type="float">
            <text:p>92.62</text:p>
          </table:table-cell>
          <table:table-cell office:value-type="float" office:value="24.16" calcext:value-type="float">
            <text:p>24.16</text:p>
          </table:table-cell>
          <table:table-cell office:value-type="float" office:value="24315" calcext:value-type="float">
            <text:p>24315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2.71" calcext:value-type="float">
            <text:p>92.71</text:p>
          </table:table-cell>
          <table:table-cell office:value-type="float" office:value="25.55" calcext:value-type="float">
            <text:p>25.55</text:p>
          </table:table-cell>
          <table:table-cell office:value-type="float" office:value="24113" calcext:value-type="float">
            <text:p>2411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2.77" calcext:value-type="float">
            <text:p>92.77</text:p>
          </table:table-cell>
          <table:table-cell office:value-type="float" office:value="25.47" calcext:value-type="float">
            <text:p>25.47</text:p>
          </table:table-cell>
          <table:table-cell office:value-type="float" office:value="22168" calcext:value-type="float">
            <text:p>22168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1.64" calcext:value-type="float">
            <text:p>91.64</text:p>
          </table:table-cell>
          <table:table-cell office:value-type="float" office:value="22.76" calcext:value-type="float">
            <text:p>22.76</text:p>
          </table:table-cell>
          <table:table-cell office:value-type="float" office:value="22573" calcext:value-type="float">
            <text:p>22573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2.38" calcext:value-type="float">
            <text:p>92.38</text:p>
          </table:table-cell>
          <table:table-cell office:value-type="float" office:value="26.37" calcext:value-type="float">
            <text:p>26.37</text:p>
          </table:table-cell>
          <table:table-cell office:value-type="float" office:value="23578" calcext:value-type="float">
            <text:p>235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2:.B76]);2)" office:value-type="float" office:value="92.42" calcext:value-type="float">
            <text:p>92.42</text:p>
          </table:table-cell>
          <table:table-cell table:style-name="ce5" table:formula="of:=ROUND(AVERAGE([.C72:.C76]);2)" office:value-type="float" office:value="24.86" calcext:value-type="float">
            <text:p>24.86</text:p>
          </table:table-cell>
          <table:table-cell table:style-name="ce5" table:formula="of:=ROUND(AVERAGE([.D72:.D76]);2)" office:value-type="float" office:value="23349.4" calcext:value-type="float">
            <text:p>2334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2:.B76]);2)" office:value-type="float" office:value="0.46" calcext:value-type="float">
            <text:p>0.46</text:p>
          </table:table-cell>
          <table:table-cell table:formula="of:=ROUND(STDEV([.C72:.C76]);2)" office:value-type="float" office:value="1.42" calcext:value-type="float">
            <text:p>1.42</text:p>
          </table:table-cell>
          <table:table-cell table:formula="of:=ROUND(STDEV([.D72:.D76]);2)" office:value-type="float" office:value="944.22" calcext:value-type="float">
            <text:p>944.22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1/holder(PJJ’P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/>
          <table:table-cell table:style-name="ce2" office:value-type="string" calcext:value-type="string">
            <text:p>FGSM black-b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58612" calcext:value-type="float">
            <text:p>58612</text:p>
          </table:table-cell>
          <table:table-cell office:value-type="float" office:value="89.05" calcext:value-type="float">
            <text:p>89.05</text:p>
          </table:table-cell>
          <table:table-cell office:value-type="float" office:value="30.2" calcext:value-type="float">
            <text:p>30.2</text:p>
          </table:table-cell>
          <table:table-cell office:value-type="float" office:value="28.53" calcext:value-type="float">
            <text:p>28.53</text:p>
          </table:table-cell>
          <table:table-cell office:value-type="float" office:value="23.37" calcext:value-type="float">
            <text:p>23.37</text:p>
          </table:table-cell>
          <table:table-cell office:value-type="float" office:value="16.49" calcext:value-type="float">
            <text:p>16.49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52056" calcext:value-type="float">
            <text:p>52056</text:p>
          </table:table-cell>
          <table:table-cell office:value-type="float" office:value="88.59" calcext:value-type="float">
            <text:p>88.59</text:p>
          </table:table-cell>
          <table:table-cell office:value-type="float" office:value="30.35" calcext:value-type="float">
            <text:p>30.35</text:p>
          </table:table-cell>
          <table:table-cell office:value-type="float" office:value="30.75" calcext:value-type="float">
            <text:p>30.75</text:p>
          </table:table-cell>
          <table:table-cell office:value-type="float" office:value="24.25" calcext:value-type="float">
            <text:p>24.25</text:p>
          </table:table-cell>
          <table:table-cell office:value-type="float" office:value="17.31" calcext:value-type="float">
            <text:p>17.31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65720" calcext:value-type="float">
            <text:p>65720</text:p>
          </table:table-cell>
          <table:table-cell office:value-type="float" office:value="88.78" calcext:value-type="float">
            <text:p>88.78</text:p>
          </table:table-cell>
          <table:table-cell office:value-type="float" office:value="30.3" calcext:value-type="float">
            <text:p>30.3</text:p>
          </table:table-cell>
          <table:table-cell office:value-type="float" office:value="30.69" calcext:value-type="float">
            <text:p>30.69</text:p>
          </table:table-cell>
          <table:table-cell office:value-type="float" office:value="25.44" calcext:value-type="float">
            <text:p>25.44</text:p>
          </table:table-cell>
          <table:table-cell office:value-type="float" office:value="18.19" calcext:value-type="float">
            <text:p>18.19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59899" calcext:value-type="float">
            <text:p>59899</text:p>
          </table:table-cell>
          <table:table-cell office:value-type="float" office:value="87.77" calcext:value-type="float">
            <text:p>87.77</text:p>
          </table:table-cell>
          <table:table-cell office:value-type="float" office:value="31.03" calcext:value-type="float">
            <text:p>31.03</text:p>
          </table:table-cell>
          <table:table-cell office:value-type="float" office:value="30.42" calcext:value-type="float">
            <text:p>30.42</text:p>
          </table:table-cell>
          <table:table-cell office:value-type="float" office:value="25.32" calcext:value-type="float">
            <text:p>25.32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8077" calcext:value-type="float">
            <text:p>58077</text:p>
          </table:table-cell>
          <table:table-cell office:value-type="float" office:value="88.63" calcext:value-type="float">
            <text:p>88.63</text:p>
          </table:table-cell>
          <table:table-cell office:value-type="float" office:value="31.63" calcext:value-type="float">
            <text:p>31.63</text:p>
          </table:table-cell>
          <table:table-cell office:value-type="float" office:value="32.51" calcext:value-type="float">
            <text:p>32.51</text:p>
          </table:table-cell>
          <table:table-cell office:value-type="float" office:value="28.74" calcext:value-type="float">
            <text:p>28.74</text:p>
          </table:table-cell>
          <table:table-cell office:value-type="float" office:value="23.53" calcext:value-type="float">
            <text:p>23.53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86:.B90]);2)" office:value-type="float" office:value="58872.8" calcext:value-type="float">
            <text:p>58872.8</text:p>
          </table:table-cell>
          <table:table-cell table:style-name="ce5" table:formula="of:=ROUND(AVERAGE([.C86:.C90]);2)" office:value-type="float" office:value="88.56" calcext:value-type="float">
            <text:p>88.56</text:p>
          </table:table-cell>
          <table:table-cell table:style-name="ce5" table:formula="of:=ROUND(AVERAGE([.D86:.D90]);2)" office:value-type="float" office:value="30.7" calcext:value-type="float">
            <text:p>30.7</text:p>
          </table:table-cell>
          <table:table-cell table:style-name="ce5" table:formula="of:=ROUND(AVERAGE([.E86:.E90]);2)" office:value-type="float" office:value="30.58" calcext:value-type="float">
            <text:p>30.58</text:p>
          </table:table-cell>
          <table:table-cell table:style-name="ce5" table:formula="of:=ROUND(AVERAGE([.F86:.F90]);2)" office:value-type="float" office:value="25.42" calcext:value-type="float">
            <text:p>25.42</text:p>
          </table:table-cell>
          <table:table-cell table:style-name="ce5" table:formula="of:=ROUND(AVERAGE([.G86:.G90]);2)"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86:.B90]);2)" office:value-type="float" office:value="4876.15" calcext:value-type="float">
            <text:p>4876.15</text:p>
          </table:table-cell>
          <table:table-cell table:formula="of:=ROUND(STDEV([.C86:.C90]);2)" office:value-type="float" office:value="0.48" calcext:value-type="float">
            <text:p>0.48</text:p>
          </table:table-cell>
          <table:table-cell table:formula="of:=ROUND(STDEV([.D86:.D90]);2)" office:value-type="float" office:value="0.61" calcext:value-type="float">
            <text:p>0.61</text:p>
          </table:table-cell>
          <table:table-cell table:formula="of:=ROUND(STDEV([.E86:.E90]);2)" office:value-type="float" office:value="1.41" calcext:value-type="float">
            <text:p>1.41</text:p>
          </table:table-cell>
          <table:table-cell table:formula="of:=ROUND(STDEV([.F86:.F90]);2)" office:value-type="float" office:value="2.04" calcext:value-type="float">
            <text:p>2.04</text:p>
          </table:table-cell>
          <table:table-cell table:formula="of:=ROUND(STDEV([.G86:.G90]);2)" office:value-type="float" office:value="2.78" calcext:value-type="float">
            <text:p>2.78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Randbound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.72" calcext:value-type="float">
            <text:p>20.72</text:p>
          </table:table-cell>
          <table:table-cell office:value-type="float" office:value="9056" calcext:value-type="float">
            <text:p>9056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1.96" calcext:value-type="float">
            <text:p>81.96</text:p>
          </table:table-cell>
          <table:table-cell office:value-type="float" office:value="18.19" calcext:value-type="float">
            <text:p>18.19</text:p>
          </table:table-cell>
          <table:table-cell office:value-type="float" office:value="9087" calcext:value-type="float">
            <text:p>9087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1.84" calcext:value-type="float">
            <text:p>81.84</text:p>
          </table:table-cell>
          <table:table-cell office:value-type="float" office:value="19.86" calcext:value-type="float">
            <text:p>19.86</text:p>
          </table:table-cell>
          <table:table-cell office:value-type="float" office:value="8930" calcext:value-type="float">
            <text:p>8930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2.43" calcext:value-type="float">
            <text:p>82.43</text:p>
          </table:table-cell>
          <table:table-cell office:value-type="float" office:value="21.68" calcext:value-type="float">
            <text:p>21.68</text:p>
          </table:table-cell>
          <table:table-cell office:value-type="float" office:value="9046" calcext:value-type="float">
            <text:p>9046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80.05" calcext:value-type="float">
            <text:p>80.05</text:p>
          </table:table-cell>
          <table:table-cell office:value-type="float" office:value="19.03" calcext:value-type="float">
            <text:p>19.03</text:p>
          </table:table-cell>
          <table:table-cell office:value-type="float" office:value="9041" calcext:value-type="float">
            <text:p>90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02:.B106]);2)" office:value-type="float" office:value="81.26" calcext:value-type="float">
            <text:p>81.26</text:p>
          </table:table-cell>
          <table:table-cell table:style-name="ce5" table:formula="of:=ROUND(AVERAGE([.C102:.C106]);2)" office:value-type="float" office:value="19.9" calcext:value-type="float">
            <text:p>19.9</text:p>
          </table:table-cell>
          <table:table-cell table:style-name="ce5" table:formula="of:=ROUND(AVERAGE([.D102:.D106]);2)" office:value-type="float" office:value="9032" calcext:value-type="float">
            <text:p>9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2:.B106]);2)" office:value-type="float" office:value="1.15" calcext:value-type="float">
            <text:p>1.15</text:p>
          </table:table-cell>
          <table:table-cell table:formula="of:=ROUND(STDEV([.C102:.C106]);2)" office:value-type="float" office:value="1.37" calcext:value-type="float">
            <text:p>1.37</text:p>
          </table:table-cell>
          <table:table-cell table:formula="of:=ROUND(STDEV([.D102:.D106]);2)" office:value-type="float" office:value="59.75" calcext:value-type="float">
            <text:p>59.7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Randbound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91.94" calcext:value-type="float">
            <text:p>91.94</text:p>
          </table:table-cell>
          <table:table-cell office:value-type="float" office:value="23.33" calcext:value-type="float">
            <text:p>23.33</text:p>
          </table:table-cell>
          <table:table-cell office:value-type="float" office:value="9139" calcext:value-type="float">
            <text:p>9139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93.42" calcext:value-type="float">
            <text:p>93.42</text:p>
          </table:table-cell>
          <table:table-cell office:value-type="float" office:value="23.9" calcext:value-type="float">
            <text:p>23.9</text:p>
          </table:table-cell>
          <table:table-cell office:value-type="float" office:value="9425" calcext:value-type="float">
            <text:p>9425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93.38" calcext:value-type="float">
            <text:p>93.38</text:p>
          </table:table-cell>
          <table:table-cell office:value-type="float" office:value="23.84" calcext:value-type="float">
            <text:p>23.84</text:p>
          </table:table-cell>
          <table:table-cell office:value-type="float" office:value="9166" calcext:value-type="float">
            <text:p>9166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93.7" calcext:value-type="float">
            <text:p>93.7</text:p>
          </table:table-cell>
          <table:table-cell office:value-type="float" office:value="24.2" calcext:value-type="float">
            <text:p>24.2</text:p>
          </table:table-cell>
          <table:table-cell office:value-type="float" office:value="9252" calcext:value-type="float">
            <text:p>9252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93.22" calcext:value-type="float">
            <text:p>93.22</text:p>
          </table:table-cell>
          <table:table-cell office:value-type="float" office:value="22.33" calcext:value-type="float">
            <text:p>22.33</text:p>
          </table:table-cell>
          <table:table-cell office:value-type="float" office:value="9125" calcext:value-type="float">
            <text:p>9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18:.B122]);2)" office:value-type="float" office:value="93.13" calcext:value-type="float">
            <text:p>93.13</text:p>
          </table:table-cell>
          <table:table-cell table:style-name="ce5" table:formula="of:=ROUND(AVERAGE([.C118:.C122]);2)" office:value-type="float" office:value="23.52" calcext:value-type="float">
            <text:p>23.52</text:p>
          </table:table-cell>
          <table:table-cell table:style-name="ce5" table:formula="of:=ROUND(AVERAGE([.D118:.D122]);2)" office:value-type="float" office:value="9221.4" calcext:value-type="float">
            <text:p>922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18:.B122]);2)" office:value-type="float" office:value="0.69" calcext:value-type="float">
            <text:p>0.69</text:p>
          </table:table-cell>
          <table:table-cell table:formula="of:=ROUND(STDEV([.C118:.C122]);2)" office:value-type="float" office:value="0.74" calcext:value-type="float">
            <text:p>0.74</text:p>
          </table:table-cell>
          <table:table-cell table:formula="of:=ROUND(STDEV([.D118:.D122]);2)" office:value-type="float" office:value="124.04" calcext:value-type="float">
            <text:p>124.0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bound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16/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61" calcext:value-type="float">
            <text:p>93.61</text:p>
          </table:table-cell>
          <table:table-cell office:value-type="float" office:value="27.57" calcext:value-type="float">
            <text:p>27.57</text:p>
          </table:table-cell>
          <table:table-cell office:value-type="float" office:value="9418" calcext:value-type="float">
            <text:p>9418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3.66" calcext:value-type="float">
            <text:p>93.66</text:p>
          </table:table-cell>
          <table:table-cell office:value-type="float" office:value="27.77" calcext:value-type="float">
            <text:p>27.77</text:p>
          </table:table-cell>
          <table:table-cell office:value-type="float" office:value="9637" calcext:value-type="float">
            <text:p>9637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3.16" calcext:value-type="float">
            <text:p>93.16</text:p>
          </table:table-cell>
          <table:table-cell office:value-type="float" office:value="29.36" calcext:value-type="float">
            <text:p>29.36</text:p>
          </table:table-cell>
          <table:table-cell office:value-type="float" office:value="9205" calcext:value-type="float">
            <text:p>9205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3.63" calcext:value-type="float">
            <text:p>93.63</text:p>
          </table:table-cell>
          <table:table-cell office:value-type="float" office:value="27.96" calcext:value-type="float">
            <text:p>27.96</text:p>
          </table:table-cell>
          <table:table-cell office:value-type="float" office:value="9231" calcext:value-type="float">
            <text:p>9231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37" calcext:value-type="float">
            <text:p>93.37</text:p>
          </table:table-cell>
          <table:table-cell office:value-type="float" office:value="28.98" calcext:value-type="float">
            <text:p>28.98</text:p>
          </table:table-cell>
          <table:table-cell office:value-type="float" office:value="9428" calcext:value-type="float">
            <text:p>94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34:.B138]);2)" office:value-type="float" office:value="93.49" calcext:value-type="float">
            <text:p>93.49</text:p>
          </table:table-cell>
          <table:table-cell table:style-name="ce5" table:formula="of:=ROUND(AVERAGE([.C134:.C138]);2)" office:value-type="float" office:value="28.33" calcext:value-type="float">
            <text:p>28.33</text:p>
          </table:table-cell>
          <table:table-cell table:style-name="ce5" table:formula="of:=ROUND(AVERAGE([.D134:.D138]);2)" office:value-type="float" office:value="9383.8" calcext:value-type="float">
            <text:p>9383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34:.B138]);2)" office:value-type="float" office:value="0.22" calcext:value-type="float">
            <text:p>0.22</text:p>
          </table:table-cell>
          <table:table-cell table:formula="of:=ROUND(STDEV([.C134:.C138]);2)" office:value-type="float" office:value="0.79" calcext:value-type="float">
            <text:p>0.79</text:p>
          </table:table-cell>
          <table:table-cell table:formula="of:=ROUND(STDEV([.D134:.D138]);2)" office:value-type="float" office:value="175.04" calcext:value-type="float">
            <text:p>175.04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8/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4.46" calcext:value-type="float">
            <text:p>94.46</text:p>
          </table:table-cell>
          <table:table-cell office:value-type="float" office:value="20.77" calcext:value-type="float">
            <text:p>20.77</text:p>
          </table:table-cell>
          <table:table-cell office:value-type="float" office:value="5414" calcext:value-type="float">
            <text:p>5414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47" calcext:value-type="float">
            <text:p>94.47</text:p>
          </table:table-cell>
          <table:table-cell office:value-type="float" office:value="21.13" calcext:value-type="float">
            <text:p>21.13</text:p>
          </table:table-cell>
          <table:table-cell office:value-type="float" office:value="5454" calcext:value-type="float">
            <text:p>5454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39" calcext:value-type="float">
            <text:p>94.39</text:p>
          </table:table-cell>
          <table:table-cell office:value-type="float" office:value="21.95" calcext:value-type="float">
            <text:p>21.95</text:p>
          </table:table-cell>
          <table:table-cell office:value-type="float" office:value="5427" calcext:value-type="float">
            <text:p>5427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4.7" calcext:value-type="float">
            <text:p>94.7</text:p>
          </table:table-cell>
          <table:table-cell office:value-type="float" office:value="21.65" calcext:value-type="float">
            <text:p>21.65</text:p>
          </table:table-cell>
          <table:table-cell office:value-type="float" office:value="5372" calcext:value-type="float">
            <text:p>5372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4.71" calcext:value-type="float">
            <text:p>94.71</text:p>
          </table:table-cell>
          <table:table-cell office:value-type="float" office:value="23.01" calcext:value-type="float">
            <text:p>23.01</text:p>
          </table:table-cell>
          <table:table-cell office:value-type="float" office:value="5254" calcext:value-type="float">
            <text:p>5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48:.B152]);2)" office:value-type="float" office:value="94.55" calcext:value-type="float">
            <text:p>94.55</text:p>
          </table:table-cell>
          <table:table-cell table:style-name="ce10" table:formula="of:=ROUND(AVERAGE([.C148:.C152]);2)" office:value-type="float" office:value="21.7" calcext:value-type="float">
            <text:p>21.7</text:p>
          </table:table-cell>
          <table:table-cell table:style-name="ce10" table:formula="of:=ROUND(AVERAGE([.D148:.D152]);2)" office:value-type="float" office:value="5384.2" calcext:value-type="float">
            <text:p>5384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48:.B152]);2)" office:value-type="float" office:value="0.15" calcext:value-type="float">
            <text:p>0.15</text:p>
          </table:table-cell>
          <table:table-cell table:formula="of:=ROUND(STDEV([.C148:.C152]);2)" office:value-type="float" office:value="0.86" calcext:value-type="float">
            <text:p>0.86</text:p>
          </table:table-cell>
          <table:table-cell table:formula="of:=ROUND(STDEV([.D148:.D152]);2)" office:value-type="float" office:value="78.57" calcext:value-type="float">
            <text:p>78.57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16/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05" calcext:value-type="float">
            <text:p>93.05</text:p>
          </table:table-cell>
          <table:table-cell office:value-type="float" office:value="30.46" calcext:value-type="float">
            <text:p>30.46</text:p>
          </table:table-cell>
          <table:table-cell office:value-type="float" office:value="5301" calcext:value-type="float">
            <text:p>530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office:value-type="float" office:value="28.66" calcext:value-type="float">
            <text:p>28.66</text:p>
          </table:table-cell>
          <table:table-cell office:value-type="float" office:value="5325" calcext:value-type="float">
            <text:p>5325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2.98" calcext:value-type="float">
            <text:p>92.98</text:p>
          </table:table-cell>
          <table:table-cell office:value-type="float" office:value="29.92" calcext:value-type="float">
            <text:p>29.92</text:p>
          </table:table-cell>
          <table:table-cell office:value-type="float" office:value="5395" calcext:value-type="float">
            <text:p>5395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2.9" calcext:value-type="float">
            <text:p>92.9</text:p>
          </table:table-cell>
          <table:table-cell office:value-type="float" office:value="28.93" calcext:value-type="float">
            <text:p>28.93</text:p>
          </table:table-cell>
          <table:table-cell office:value-type="float" office:value="5510" calcext:value-type="float">
            <text:p>5510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18" calcext:value-type="float">
            <text:p>93.18</text:p>
          </table:table-cell>
          <table:table-cell office:value-type="float" office:value="29.85" calcext:value-type="float">
            <text:p>29.85</text:p>
          </table:table-cell>
          <table:table-cell office:value-type="float" office:value="5320" calcext:value-type="float">
            <text:p>53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62:.B166]);2)" office:value-type="float" office:value="93.01" calcext:value-type="float">
            <text:p>93.01</text:p>
          </table:table-cell>
          <table:table-cell table:style-name="ce10" table:formula="of:=ROUND(AVERAGE([.C162:.C166]);2)" office:value-type="float" office:value="29.56" calcext:value-type="float">
            <text:p>29.56</text:p>
          </table:table-cell>
          <table:table-cell table:style-name="ce10" table:formula="of:=ROUND(AVERAGE([.D162:.D166]);2)" office:value-type="float" office:value="5370.2" calcext:value-type="float">
            <text:p>537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62:.B166]);2)" office:value-type="float" office:value="0.11" calcext:value-type="float">
            <text:p>0.11</text:p>
          </table:table-cell>
          <table:table-cell table:formula="of:=ROUND(STDEV([.C162:.C166]);2)" office:value-type="float" office:value="0.75" calcext:value-type="float">
            <text:p>0.75</text:p>
          </table:table-cell>
          <table:table-cell table:formula="of:=ROUND(STDEV([.D162:.D166]);2)" office:value-type="float" office:value="85.89" calcext:value-type="float">
            <text:p>85.89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G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8/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61.79" calcext:value-type="float">
            <text:p>61.79</text:p>
          </table:table-cell>
          <table:table-cell office:value-type="float" office:value="61.62" calcext:value-type="float">
            <text:p>61.62</text:p>
          </table:table-cell>
          <table:table-cell office:value-type="float" office:value="8598" calcext:value-type="float">
            <text:p>8598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61.28" calcext:value-type="float">
            <text:p>61.28</text:p>
          </table:table-cell>
          <table:table-cell office:value-type="float" office:value="61.59" calcext:value-type="float">
            <text:p>61.59</text:p>
          </table:table-cell>
          <table:table-cell office:value-type="float" office:value="8624" calcext:value-type="float">
            <text:p>8624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61.8" calcext:value-type="float">
            <text:p>61.8</text:p>
          </table:table-cell>
          <table:table-cell office:value-type="float" office:value="62.95" calcext:value-type="float">
            <text:p>62.95</text:p>
          </table:table-cell>
          <table:table-cell office:value-type="float" office:value="8777" calcext:value-type="float">
            <text:p>8777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65.51" calcext:value-type="float">
            <text:p>65.51</text:p>
          </table:table-cell>
          <table:table-cell office:value-type="float" office:value="67.16" calcext:value-type="float">
            <text:p>67.16</text:p>
          </table:table-cell>
          <table:table-cell office:value-type="float" office:value="8592" calcext:value-type="float">
            <text:p>8592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64.99" calcext:value-type="float">
            <text:p>64.99</text:p>
          </table:table-cell>
          <table:table-cell office:value-type="float" office:value="64.74" calcext:value-type="float">
            <text:p>64.74</text:p>
          </table:table-cell>
          <table:table-cell office:value-type="float" office:value="8546" calcext:value-type="float">
            <text:p>85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76:.B180]);2)" office:value-type="float" office:value="63.07" calcext:value-type="float">
            <text:p>63.07</text:p>
          </table:table-cell>
          <table:table-cell table:style-name="ce10" table:formula="of:=ROUND(AVERAGE([.C176:.C180]);2)" office:value-type="float" office:value="63.61" calcext:value-type="float">
            <text:p>63.61</text:p>
          </table:table-cell>
          <table:table-cell table:style-name="ce10" table:formula="of:=ROUND(AVERAGE([.D176:.D180]);2)" office:value-type="float" office:value="8627.4" calcext:value-type="float">
            <text:p>8627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6:.B180]);2)" office:value-type="float" office:value="2.01" calcext:value-type="float">
            <text:p>2.01</text:p>
          </table:table-cell>
          <table:table-cell table:formula="of:=ROUND(STDEV([.C176:.C180]);2)" office:value-type="float" office:value="2.36" calcext:value-type="float">
            <text:p>2.36</text:p>
          </table:table-cell>
          <table:table-cell table:formula="of:=ROUND(STDEV([.D176:.D180]);2)" office:value-type="float" office:value="88.23" calcext:value-type="float">
            <text:p>88.23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5.11" calcext:value-type="float">
            <text:p>95.11</text:p>
          </table:table-cell>
          <table:table-cell office:value-type="float" office:value="23.35" calcext:value-type="float">
            <text:p>23.35</text:p>
          </table:table-cell>
          <table:table-cell office:value-type="float" office:value="24449" calcext:value-type="float">
            <text:p>24449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5.13" calcext:value-type="float">
            <text:p>95.13</text:p>
          </table:table-cell>
          <table:table-cell office:value-type="float" office:value="22.18" calcext:value-type="float">
            <text:p>22.18</text:p>
          </table:table-cell>
          <table:table-cell office:value-type="float" office:value="23756" calcext:value-type="float">
            <text:p>23756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5.15" calcext:value-type="float">
            <text:p>95.15</text:p>
          </table:table-cell>
          <table:table-cell office:value-type="float" office:value="23.69" calcext:value-type="float">
            <text:p>23.69</text:p>
          </table:table-cell>
          <table:table-cell office:value-type="float" office:value="24687" calcext:value-type="float">
            <text:p>24687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5.1" calcext:value-type="float">
            <text:p>95.1</text:p>
          </table:table-cell>
          <table:table-cell office:value-type="float" office:value="22.46" calcext:value-type="float">
            <text:p>22.46</text:p>
          </table:table-cell>
          <table:table-cell office:value-type="float" office:value="24887" calcext:value-type="float">
            <text:p>24887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5.01" calcext:value-type="float">
            <text:p>95.01</text:p>
          </table:table-cell>
          <table:table-cell office:value-type="float" office:value="23.76" calcext:value-type="float">
            <text:p>23.76</text:p>
          </table:table-cell>
          <table:table-cell office:value-type="float" office:value="24633" calcext:value-type="float">
            <text:p>246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91:.B195]);2)" office:value-type="float" office:value="95.1" calcext:value-type="float">
            <text:p>95.1</text:p>
          </table:table-cell>
          <table:table-cell table:style-name="ce9" table:formula="of:=ROUND(AVERAGE([.C191:.C195]);2)" office:value-type="float" office:value="23.09" calcext:value-type="float">
            <text:p>23.09</text:p>
          </table:table-cell>
          <table:table-cell table:style-name="ce9" table:formula="of:=ROUND(AVERAGE([.D191:.D195]);2)" office:value-type="float" office:value="24482.4" calcext:value-type="float">
            <text:p>2448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91:.B195]);2)" office:value-type="float" office:value="0.05" calcext:value-type="float">
            <text:p>0.05</text:p>
          </table:table-cell>
          <table:table-cell table:formula="of:=ROUND(STDEV([.C191:.C195]);2)" office:value-type="float" office:value="0.72" calcext:value-type="float">
            <text:p>0.72</text:p>
          </table:table-cell>
          <table:table-cell table:formula="of:=ROUND(STDEV([.D191:.D195]);2)" office:value-type="float" office:value="435.03" calcext:value-type="float">
            <text:p>435.03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3"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office:value-type="float" office:value="94.52" calcext:value-type="float">
            <text:p>94.52</text:p>
          </table:table-cell>
          <table:table-cell office:value-type="float" office:value="23.28" calcext:value-type="float">
            <text:p>23.28</text:p>
          </table:table-cell>
          <table:table-cell office:value-type="float" office:value="5340" calcext:value-type="float">
            <text:p>5340</text:p>
          </table:table-cell>
          <table:table-cell table:number-columns-repeated="3"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94.02" calcext:value-type="float">
            <text:p>94.02</text:p>
          </table:table-cell>
          <table:table-cell office:value-type="float" office:value="28.07" calcext:value-type="float">
            <text:p>28.07</text:p>
          </table:table-cell>
          <table:table-cell office:value-type="float" office:value="5340" calcext:value-type="float">
            <text:p>5340</text:p>
          </table:table-cell>
          <table:table-cell table:number-columns-repeated="3"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office:value-type="float" office:value="94.21" calcext:value-type="float">
            <text:p>94.21</text:p>
          </table:table-cell>
          <table:table-cell office:value-type="float" office:value="25.89" calcext:value-type="float">
            <text:p>25.89</text:p>
          </table:table-cell>
          <table:table-cell office:value-type="float" office:value="5338" calcext:value-type="float">
            <text:p>5338</text:p>
          </table:table-cell>
          <table:table-cell table:number-columns-repeated="3"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office:value-type="float" office:value="94.04" calcext:value-type="float">
            <text:p>94.04</text:p>
          </table:table-cell>
          <table:table-cell office:value-type="float" office:value="27.01" calcext:value-type="float">
            <text:p>27.01</text:p>
          </table:table-cell>
          <table:table-cell office:value-type="float" office:value="5267" calcext:value-type="float">
            <text:p>5267</text:p>
          </table:table-cell>
          <table:table-cell table:number-columns-repeated="3"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94.03" calcext:value-type="float">
            <text:p>94.03</text:p>
          </table:table-cell>
          <table:table-cell office:value-type="float" office:value="27.78" calcext:value-type="float">
            <text:p>27.78</text:p>
          </table:table-cell>
          <table:table-cell office:value-type="float" office:value="5212" calcext:value-type="float">
            <text:p>5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04:.B208]);2)" office:value-type="float" office:value="94.16" calcext:value-type="float">
            <text:p>94.16</text:p>
          </table:table-cell>
          <table:table-cell table:style-name="ce3" table:formula="of:=ROUND(AVERAGE([.C204:.C208]);2)" office:value-type="float" office:value="26.41" calcext:value-type="float">
            <text:p>26.41</text:p>
          </table:table-cell>
          <table:table-cell table:style-name="ce3" table:formula="of:=ROUND(AVERAGE([.D204:.D208]);2)" office:value-type="float" office:value="5299.4" calcext:value-type="float">
            <text:p>529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04:.B208]);2)" office:value-type="float" office:value="0.21" calcext:value-type="float">
            <text:p>0.21</text:p>
          </table:table-cell>
          <table:table-cell table:formula="of:=ROUND(STDEV([.C204:.C208]);2)" office:value-type="float" office:value="1.94" calcext:value-type="float">
            <text:p>1.94</text:p>
          </table:table-cell>
          <table:table-cell table:formula="of:=ROUND(STDEV([.D204:.D208]);2)" office:value-type="float" office:value="58.04" calcext:value-type="float">
            <text:p>58.04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AA Linf 4/255</text:p>
          </table:table-cell>
          <table:table-cell table:style-name="ce2" office:value-type="string" calcext:value-type="string">
            <text:p>Training time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9" calcext:value-type="float">
            <text:p>93.9</text:p>
          </table:table-cell>
          <table:table-cell office:value-type="float" office:value="26.63" calcext:value-type="float">
            <text:p>26.63</text:p>
          </table:table-cell>
          <table:table-cell office:value-type="float" office:value="0" calcext:value-type="float">
            <text:p>0</text:p>
          </table:table-cell>
          <table:table-cell office:value-type="float" office:value="8110" calcext:value-type="float">
            <text:p>8110</text:p>
          </table:table-cell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13" calcext:value-type="float">
            <text:p>94.13</text:p>
          </table:table-cell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8269" calcext:value-type="float">
            <text:p>8269</text:p>
          </table:table-cell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37" calcext:value-type="float">
            <text:p>94.37</text:p>
          </table:table-cell>
          <table:table-cell office:value-type="float" office:value="25.31" calcext:value-type="float">
            <text:p>25.31</text:p>
          </table:table-cell>
          <table:table-cell office:value-type="float" office:value="0" calcext:value-type="float">
            <text:p>0</text:p>
          </table:table-cell>
          <table:table-cell office:value-type="float" office:value="8261" calcext:value-type="float">
            <text:p>8261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3.89" calcext:value-type="float">
            <text:p>93.89</text:p>
          </table:table-cell>
          <table:table-cell office:value-type="float" office:value="26.65" calcext:value-type="float">
            <text:p>26.65</text:p>
          </table:table-cell>
          <table:table-cell office:value-type="float" office:value="0" calcext:value-type="float">
            <text:p>0</text:p>
          </table:table-cell>
          <table:table-cell office:value-type="float" office:value="8159" calcext:value-type="float">
            <text:p>8159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95" calcext:value-type="float">
            <text:p>93.95</text:p>
          </table:table-cell>
          <table:table-cell office:value-type="float" office:value="25.34" calcext:value-type="float">
            <text:p>25.34</text:p>
          </table:table-cell>
          <table:table-cell office:value-type="float" office:value="0" calcext:value-type="float">
            <text:p>0</text:p>
          </table:table-cell>
          <table:table-cell office:value-type="float" office:value="8124" calcext:value-type="float">
            <text:p>81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17:.B221]);2)" office:value-type="float" office:value="94.05" calcext:value-type="float">
            <text:p>94.05</text:p>
          </table:table-cell>
          <table:table-cell table:style-name="ce3" table:formula="of:=ROUND(AVERAGE([.C217:.C221]);2)" office:value-type="float" office:value="26.26" calcext:value-type="float">
            <text:p>26.26</text:p>
          </table:table-cell>
          <table:table-cell table:style-name="ce3" table:formula="of:=ROUND(AVERAGE([.D217:.D221]);2)" office:value-type="float" office:value="0" calcext:value-type="float">
            <text:p>0</text:p>
          </table:table-cell>
          <table:table-cell table:style-name="ce3" table:formula="of:=ROUND(AVERAGE([.E217:.E221]);2)" office:value-type="float" office:value="8184.6" calcext:value-type="float">
            <text:p>818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17:.B221]);2)" office:value-type="float" office:value="0.2" calcext:value-type="float">
            <text:p>0.2</text:p>
          </table:table-cell>
          <table:table-cell table:formula="of:=ROUND(STDEV([.C217:.C221]);2)" office:value-type="float" office:value="0.91" calcext:value-type="float">
            <text:p>0.91</text:p>
          </table:table-cell>
          <table:table-cell table:formula="of:=ROUND(STDEV([.D217:.D221]);2)" office:value-type="float" office:value="0" calcext:value-type="float">
            <text:p>0</text:p>
          </table:table-cell>
          <table:table-cell table:formula="of:=ROUND(STDEV([.E217:.E221]);2)" office:value-type="float" office:value="75.59" calcext:value-type="float">
            <text:p>75.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 style:data-style-name="N2" text:time-value="12:02:27.841990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3-31T12:10:56.489297709</dc:date>
    <meta:editing-duration>PT8H31M14S</meta:editing-duration>
    <meta:editing-cycles>108</meta:editing-cycles>
    <meta:document-statistic meta:table-count="1" meta:cell-count="670" meta:object-count="0"/>
  </office:meta>
</office:document-meta>
</file>